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887cm" svg:height="0.758cm" svg:x="2.8cm" svg:y="0.242cm">
          <draw:text-box>
            <text:p text:style-name="P1"><text:span text:style-name="T1">Так что напрасно премьер так недоверчив к суду присяжных:</text:span></text:p>
          </draw:text-box>
        </draw:frame>
        <draw:frame draw:style-name="gr1" draw:text-style-name="P4" draw:layer="layout" svg:width="2.407cm" svg:height="0.758cm" svg:x="6.229cm" svg:y="2.171cm">
          <draw:text-box>
            <text:p text:style-name="P3"><text:span text:style-name="T2">недоверчив</text:span></text:p>
          </draw:text-box>
        </draw:frame>
        <draw:frame draw:style-name="gr2" draw:text-style-name="P4" draw:layer="layout" svg:width="0.777cm" svg:height="0.645cm" svg:x="2.726cm" svg:y="4.49cm">
          <draw:text-box>
            <text:p text:style-name="P3"><text:span text:style-name="T2">O</text:span></text:p>
          </draw:text-box>
        </draw:frame>
        <draw:line draw:style-name="gr3" draw:text-style-name="P3" draw:layer="layout" svg:x1="3.14cm" svg:y1="4.634cm" svg:x2="7.217cm" svg:y2="2.815cm">
          <text:p/>
        </draw:line>
        <draw:frame draw:style-name="gr2" draw:text-style-name="P4" draw:layer="layout" svg:width="1.895cm" svg:height="0.645cm" svg:x="2.227cm" svg:y="4.791cm">
          <draw:text-box>
            <text:p text:style-name="P3"><text:span text:style-name="T2">премьер</text:span></text:p>
          </draw:text-box>
        </draw:frame>
        <draw:frame draw:style-name="gr4" draw:text-style-name="P4" draw:layer="layout" svg:width="0.735cm" svg:height="0.645cm" svg:x="5.753cm" svg:y="4.38cm">
          <draw:text-box>
            <text:p text:style-name="P3"><text:span text:style-name="T2">E</text:span></text:p>
          </draw:text-box>
        </draw:frame>
        <draw:line draw:style-name="gr3" draw:text-style-name="P3" draw:layer="layout" svg:x1="6.104cm" svg:y1="4.437cm" svg:x2="7.217cm" svg:y2="2.815cm">
          <text:p/>
        </draw:line>
        <draw:frame draw:style-name="gr4" draw:text-style-name="P4" draw:layer="layout" svg:width="3.271cm" svg:height="0.645cm" svg:x="4.554cm" svg:y="4.781cm">
          <draw:text-box>
            <text:p text:style-name="P3"><text:span text:style-name="T2">так что напрасно</text:span></text:p>
          </draw:text-box>
        </draw:frame>
        <draw:frame draw:style-name="gr4" draw:text-style-name="P4" draw:layer="layout" svg:width="0.735cm" svg:height="0.645cm" svg:x="8.42cm" svg:y="4.443cm">
          <draw:text-box>
            <text:p text:style-name="P3"><text:span text:style-name="T2">E</text:span></text:p>
          </draw:text-box>
        </draw:frame>
        <draw:line draw:style-name="gr3" draw:text-style-name="P3" draw:layer="layout" svg:x1="8.771cm" svg:y1="4.5cm" svg:x2="7.175cm" svg:y2="2.836cm">
          <text:p/>
        </draw:line>
        <draw:frame draw:style-name="gr4" draw:text-style-name="P4" draw:layer="layout" svg:width="1.006cm" svg:height="0.645cm" svg:x="8.321cm" svg:y="4.744cm">
          <draw:text-box>
            <text:p text:style-name="P3"><text:span text:style-name="T2">так</text:span></text:p>
          </draw:text-box>
        </draw:frame>
        <draw:frame draw:style-name="gr4" draw:text-style-name="P4" draw:layer="layout" svg:width="0.735cm" svg:height="0.645cm" svg:x="11.192cm" svg:y="4.464cm">
          <draw:text-box>
            <text:p text:style-name="P3"><text:span text:style-name="T2">E</text:span></text:p>
          </draw:text-box>
        </draw:frame>
        <draw:line draw:style-name="gr3" draw:text-style-name="P3" draw:layer="layout" svg:x1="11.543cm" svg:y1="4.521cm" svg:x2="7.154cm" svg:y2="2.815cm">
          <text:p/>
        </draw:line>
        <draw:line draw:style-name="gr3" draw:text-style-name="P3" draw:layer="layout" svg:x1="11.574cm" svg:y1="5.813cm" svg:x2="11.573cm" svg:y2="5.026cm">
          <text:p/>
        </draw:line>
        <draw:line draw:style-name="gr3" draw:text-style-name="P3" draw:layer="layout" svg:x1="11.573cm" svg:y1="5.814cm" svg:x2="11.353cm" svg:y2="6.026cm">
          <text:p/>
        </draw:line>
        <draw:line draw:style-name="gr3" draw:text-style-name="P3" draw:layer="layout" svg:x1="10.772cm" svg:y1="5.026cm" svg:x2="12.272cm" svg:y2="5.026cm">
          <text:p/>
        </draw:line>
        <draw:line draw:style-name="gr3" draw:text-style-name="P3" draw:layer="layout" svg:x1="12.272cm" svg:y1="5.027cm" svg:x2="12.367cm" svg:y2="4.913cm">
          <text:p/>
        </draw:line>
        <draw:line draw:style-name="gr3" draw:text-style-name="P3" draw:layer="layout" svg:x1="10.681cm" svg:y1="5.139cm" svg:x2="10.776cm" svg:y2="5.025cm">
          <text:p/>
        </draw:line>
        <draw:frame draw:style-name="gr5" draw:text-style-name="P4" draw:layer="layout" svg:width="1.048cm" svg:height="0.645cm" svg:x="11.438cm" svg:y="5.374cm">
          <draw:text-box>
            <text:p text:style-name="P3"><text:span text:style-name="T2">суд</text:span></text:p>
          </draw:text-box>
        </draw:frame>
        <draw:frame draw:style-name="gr6" draw:text-style-name="P6" draw:layer="layout" svg:width="0.798cm" svg:height="0.645cm" svg:x="10.925cm" svg:y="5.36cm">
          <draw:text-box>
            <text:p text:style-name="P5"><text:span text:style-name="T2">-у</text:span></text:p>
          </draw:text-box>
        </draw:frame>
        <draw:frame draw:style-name="gr7" draw:text-style-name="P4" draw:layer="layout" svg:width="0.777cm" svg:height="0.645cm" svg:x="11.45cm" svg:y="5.039cm">
          <draw:text-box>
            <text:p text:style-name="P3"><text:span text:style-name="T2">O</text:span></text:p>
          </draw:text-box>
        </draw:frame>
        <draw:frame draw:style-name="gr6" draw:text-style-name="P6" draw:layer="layout" svg:width="0.654cm" svg:height="0.645cm" svg:x="11.025cm" svg:y="5.061cm">
          <draw:text-box>
            <text:p text:style-name="P5"><text:span text:style-name="T2">к</text:span></text:p>
          </draw:text-box>
        </draw:frame>
        <draw:frame draw:style-name="gr8" draw:text-style-name="P4" draw:layer="layout" svg:width="0.735cm" svg:height="0.645cm" svg:x="11.467cm" svg:y="6.402cm">
          <draw:text-box>
            <text:p text:style-name="P3"><text:span text:style-name="T2">A</text:span></text:p>
          </draw:text-box>
        </draw:frame>
        <draw:line draw:style-name="gr3" draw:text-style-name="P3" draw:layer="layout" svg:x1="11.833cm" svg:y1="6.521cm" svg:x2="11.825cm" svg:y2="5.984cm">
          <text:p/>
        </draw:line>
        <draw:frame draw:style-name="gr8" draw:text-style-name="P4" draw:layer="layout" svg:width="2.314cm" svg:height="0.645cm" svg:x="10.868cm" svg:y="6.703cm">
          <draw:text-box>
            <text:p text:style-name="P3"><text:span text:style-name="T2">присяжных</text:span></text:p>
          </draw:text-box>
        </draw:frame>
        <draw:frame draw:style-name="gr1" draw:text-style-name="P4" draw:layer="layout" svg:width="0.769cm" svg:height="0.758cm" svg:x="3.729cm" svg:y="3.64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51:43</dc:date>
    <dc:creator>artur </dc:creator>
    <meta:editing-duration>PT23H28M06S</meta:editing-duration>
    <meta:editing-cycles>7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6"/>
  </office:meta>
</office:document-meta>
</file>